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3870" officeooo:paragraph-rsid="001b3870"/>
    </style:style>
    <style:style style:name="P2" style:family="paragraph" style:parent-style-name="Standard">
      <style:text-properties officeooo:rsid="001c7eaa" officeooo:paragraph-rsid="001c7eaa"/>
    </style:style>
    <style:style style:name="P3" style:family="paragraph" style:parent-style-name="Standard">
      <style:text-properties officeooo:rsid="001cc74e" officeooo:paragraph-rsid="001cc74e"/>
    </style:style>
    <style:style style:name="P4" style:family="paragraph" style:parent-style-name="Standard">
      <style:text-properties officeooo:rsid="001cc74e" officeooo:paragraph-rsid="001cf693"/>
    </style:style>
    <style:style style:name="P5" style:family="paragraph" style:parent-style-name="Standard">
      <style:text-properties officeooo:rsid="001cc74e" officeooo:paragraph-rsid="001f41a3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type="double" style:text-underline-width="auto" style:text-underline-color="font-color" officeooo:rsid="001cf693" officeooo:paragraph-rsid="001cf693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type="double" style:text-underline-width="auto" style:text-underline-color="font-color" officeooo:rsid="0022974f" officeooo:paragraph-rsid="0022974f"/>
    </style:style>
    <style:style style:name="P8" style:family="paragraph" style:parent-style-name="Standard">
      <style:text-properties officeooo:rsid="001cf693" officeooo:paragraph-rsid="001cf693"/>
    </style:style>
    <style:style style:name="P9" style:family="paragraph" style:parent-style-name="Standard">
      <style:text-properties style:text-underline-style="solid" style:text-underline-width="auto" style:text-underline-color="font-color" officeooo:rsid="001cf693" officeooo:paragraph-rsid="001cf693"/>
    </style:style>
    <style:style style:name="P10" style:family="paragraph" style:parent-style-name="Standard">
      <style:text-properties style:text-underline-style="solid" style:text-underline-width="auto" style:text-underline-color="font-color" officeooo:rsid="001e6b6c" officeooo:paragraph-rsid="001e6b6c"/>
    </style:style>
    <style:style style:name="P11" style:family="paragraph" style:parent-style-name="Standard">
      <style:text-properties style:text-underline-style="solid" style:text-underline-width="auto" style:text-underline-color="font-color" officeooo:rsid="0022974f" officeooo:paragraph-rsid="0022974f"/>
    </style:style>
    <style:style style:name="P12" style:family="paragraph" style:parent-style-name="Standard">
      <style:text-properties officeooo:rsid="0022d37e" officeooo:paragraph-rsid="0022d37e"/>
    </style:style>
    <style:style style:name="P13" style:family="paragraph" style:parent-style-name="Standard">
      <style:text-properties officeooo:rsid="0024b601" officeooo:paragraph-rsid="0024b601"/>
    </style:style>
    <style:style style:name="P14" style:family="paragraph" style:parent-style-name="Standard">
      <style:text-properties officeooo:rsid="0024de3f" officeooo:paragraph-rsid="0024de3f"/>
    </style:style>
    <style:style style:name="P15" style:family="paragraph" style:parent-style-name="Standard">
      <style:text-properties officeooo:rsid="0024de3f" officeooo:paragraph-rsid="00276753"/>
    </style:style>
    <style:style style:name="T1" style:family="text">
      <style:text-properties officeooo:rsid="001c7eaa"/>
    </style:style>
    <style:style style:name="T2" style:family="text">
      <style:text-properties officeooo:rsid="001cf693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e6b6c"/>
    </style:style>
    <style:style style:name="T5" style:family="text">
      <style:text-properties style:text-underline-style="none" officeooo:rsid="001f41a3"/>
    </style:style>
    <style:style style:name="T6" style:family="text">
      <style:text-properties style:text-underline-style="none" officeooo:rsid="002140fd"/>
    </style:style>
    <style:style style:name="T7" style:family="text">
      <style:text-properties style:text-underline-style="none" officeooo:rsid="0022974f"/>
    </style:style>
    <style:style style:name="T8" style:family="text">
      <style:text-properties officeooo:rsid="001f41a3"/>
    </style:style>
    <style:style style:name="T9" style:family="text">
      <style:text-properties officeooo:rsid="0020b23a"/>
    </style:style>
    <style:style style:name="T10" style:family="text">
      <style:text-properties officeooo:rsid="002140fd"/>
    </style:style>
    <style:style style:name="T11" style:family="text">
      <style:text-properties officeooo:rsid="0024b601"/>
    </style:style>
    <style:style style:name="T12" style:family="text">
      <style:text-properties officeooo:rsid="0024de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Sprint Planning Notes:</text:p>
      <text:p text:style-name="P1"/>
      <text:p text:style-name="P1">User stories, in plain English:</text:p>
      <text:p text:style-name="P1"/>
      <text:p text:style-name="P1">Cards:</text:p>
      <text:p text:style-name="P1">1. Managers want to send cards to staff</text:p>
      <text:p text:style-name="P1">2. <text:span text:style-name="T1">Homepage visitors want to be able to see recently sent PRIDE cards, so they can see how/what people get them for</text:span></text:p>
      <text:p text:style-name="P2">3. People sending cards want to be able to see what each letter of PRIDE stands for when they hover over them.</text:p>
      <text:p text:style-name="P2">4. Card receivers can see what they’ve received their PRIDE card for.</text:p>
      <text:p text:style-name="P2">5. Page visitors can see a summary of people’s recent achievements.</text:p>
      <text:p text:style-name="P2"/>
      <text:p text:style-name="P2">Achievements:</text:p>
      <text:p text:style-name="P2">1. High achievers get a reward for receiving a certain number of cards.</text:p>
      <text:p text:style-name="P2">2. Card receivers can see a breakdown of their achievements.</text:p>
      <text:p text:style-name="P2">3. Card receivers can see achievements they’ve yet to earn so they can see where they can improve.</text:p>
      <text:p text:style-name="P2">4. Card receivers can see how close they are to their next achievement.</text:p>
      <text:p text:style-name="P2">5. Earning a card gives the receiver experience points, when they get a certain amount of points they go up a level.</text:p>
      <text:p text:style-name="P2">[OPTIONAL] 6. Be able to share achievements of social media.</text:p>
      <text:p text:style-name="P2"/>
      <text:p text:style-name="P8">TL:DR;</text:p>
      <text:p text:style-name="P8"/>
      <text:p text:style-name="P8">- Send cards</text:p>
      <text:p text:style-name="P8">- See others cards, and achievements</text:p>
      <text:p text:style-name="P8">- See what PRIDE stands for on the home page</text:p>
      <text:p text:style-name="P8">- See what you’ve got a card for</text:p>
      <text:p text:style-name="P8"/>
      <text:p text:style-name="P8">- Achievements for a certain number cards</text:p>
      <text:p text:style-name="P8">- Go up a “Level” after a certain number of points</text:p>
      <text:p text:style-name="P8">- See how to get achievements</text:p>
      <text:p text:style-name="P8">- See how far you are off other achievements</text:p>
      <text:p text:style-name="P8"/>
      <text:p text:style-name="P10">Put together a Kanban board for each Micro-Service:</text:p>
      <text:p text:style-name="P2"/>
      <text:p text:style-name="P3">Micro-services we could use:</text:p>
      <text:p text:style-name="P3"/>
      <text:p text:style-name="P3">- <text:span text:style-name="T10">Login</text:span></text:p>
      <text:p text:style-name="P3">- Cards</text:p>
      <text:p text:style-name="P3">- <text:span text:style-name="T2">Achievements </text:span></text:p>
      <text:p text:style-name="P3"/>
      <text:p text:style-name="P3">Technologies:</text:p>
      <text:p text:style-name="P3"/>
      <text:p text:style-name="P3">- <text:span text:style-name="T8">MySQL</text:span></text:p>
      <text:p text:style-name="P4">- <text:span text:style-name="T2">Springboot (Achievements)</text:span></text:p>
      <text:p text:style-name="P4">- <text:span text:style-name="T2">Node (Cards)</text:span></text:p>
      <text:p text:style-name="P4">- <text:span text:style-name="T2">React (FE)</text:span></text:p>
      <text:p text:style-name="P4">- <text:span text:style-name="T8">HTML and CSS</text:span></text:p>
      <text:p text:style-name="P4"><text:soft-page-break/>- <text:span text:style-name="T9">Selenium</text:span></text:p>
      <text:p text:style-name="P4">- <text:span text:style-name="T9">Eureka</text:span></text:p>
      <text:p text:style-name="P3">- Azure</text:p>
      <text:p text:style-name="P3">- <text:span text:style-name="T8">Terraform</text:span></text:p>
      <text:p text:style-name="P5">- Ansible</text:p>
      <text:p text:style-name="P5">- Docker</text:p>
      <text:p text:style-name="P3">- Jenkins</text:p>
      <text:p text:style-name="P3">- <text:span text:style-name="T9">Nginx</text:span></text:p>
      <text:p text:style-name="P3"/>
      <text:p text:style-name="P9">DoR (Ready to go into the Sprint and have the actions to carry out):</text:p>
      <text:p text:style-name="P9"><text:span text:style-name="T3"/></text:p>
      <text:p text:style-name="P9"><text:span text:style-name="T3">- User stories </text:span><text:span text:style-name="T5">meet DoR</text:span></text:p>
      <text:p text:style-name="P9"><text:span text:style-name="T3">- </text:span><text:span text:style-name="T4">Prioritise sprint backlog</text:span></text:p>
      <text:p text:style-name="P9"><text:span text:style-name="T4">- </text:span><text:span text:style-name="T6">Low Level Git Kanban Boards</text:span></text:p>
      <text:p text:style-name="P3"/>
      <text:p text:style-name="P6">DoD<text:span text:style-name="T3">:</text:span></text:p>
      <text:p text:style-name="P6"><text:span text:style-name="T3"/></text:p>
      <text:p text:style-name="P6"><text:span text:style-name="T3">An applications that lets a user create, send and receive pride cards. To be able to view on the front page a selection of cards that have been sent globally. Also to let the user view current achievements and future ones to work towards.</text:span></text:p>
      <text:p text:style-name="P6"><text:span text:style-name="T3"/></text:p>
      <text:p text:style-name="P6"><text:span text:style-name="T3">- </text:span><text:span text:style-name="T5">Design review</text:span></text:p>
      <text:p text:style-name="P6"><text:span text:style-name="T5">- Coding complete (refactoring, </text:span><text:span text:style-name="T7">lint,</text:span><text:span text:style-name="T5"> formatting etc)</text:span></text:p>
      <text:p text:style-name="P6"><text:span text:style-name="T5">- End-user documentation</text:span></text:p>
      <text:p text:style-name="P6"><text:span text:style-name="T5">- Testing (Unit, integration, regression)</text:span></text:p>
      <text:p text:style-name="P6"><text:span text:style-name="T5"/></text:p>
      <text:p text:style-name="P7"><text:span text:style-name="T5">T</text:span><text:span text:style-name="T3">esting:</text:span></text:p>
      <text:p text:style-name="P7"><text:span text:style-name="T3"/></text:p>
      <text:p text:style-name="P7"><text:span text:style-name="T3">- J-Unit Tests</text:span></text:p>
      <text:p text:style-name="P7"><text:span text:style-name="T3">- Selenium</text:span></text:p>
      <text:p text:style-name="P7"><text:span text:style-name="T3">- 80% code coverage</text:span></text:p>
      <text:p text:style-name="P7"><text:span text:style-name="T3">- React Unit Testing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><text:soft-page-break/>How <text:span text:style-name="T11">are we going to do the thing, notes?</text:span></text:p>
      <text:p text:style-name="P12"/>
      <text:p text:style-name="P13">Structure:</text:p>
      <text:p text:style-name="P13"/>
      <text:p text:style-name="P13">- 1 MySQL Database</text:p>
      <text:p text:style-name="P13">- <text:span text:style-name="T12">1 </text:span>React Front-End, <text:span text:style-name="T12">where the client can access via ports 80 and 443 with the NGINX web server.</text:span></text:p>
      <text:p text:style-name="P13">- 1 Springboot App <text:span text:style-name="T12">(</text:span>Achievements Micro-Service<text:span text:style-name="T12">)</text:span></text:p>
      <text:p text:style-name="P13">- 1 Express App, <text:span text:style-name="T12">(</text:span>Cards<text:span text:style-name="T12">)</text:span></text:p>
      <text:p text:style-name="P15">- Ansible</text:p>
      <text:p text:style-name="P15">- Docker</text:p>
      <text:p text:style-name="P13"/>
      <text:p text:style-name="P13">Managements:</text:p>
      <text:p text:style-name="P13"/>
      <text:p text:style-name="P13">- Jenkins, Git</text:p>
      <text:p text:style-name="P13">- Terraform</text:p>
      <text:p text:style-name="P13">- <text:span text:style-name="T12">Where we can SSH in and make changes on port 22 and 8080.</text:span></text:p>
      <text:p text:style-name="P13"/>
      <text:p text:style-name="P14">Vnet:</text:p>
      <text:p text:style-name="P14">- Azure</text:p>
      <text:p text:style-name="P13"/>
      <text:p text:style-name="P14">Cloud Storage:</text:p>
      <text:p text:style-name="P14">- tfState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09:05:25.857306127</meta:creation-date>
    <dc:date>2019-12-02T15:20:45.503700374</dc:date>
    <meta:editing-duration>PT1H9M43S</meta:editing-duration>
    <meta:editing-cycles>8</meta:editing-cycles>
    <meta:generator>LibreOffice/6.2.8.2$Linux_X86_64 LibreOffice_project/20$Build-2</meta:generator>
    <meta:document-statistic meta:table-count="0" meta:image-count="0" meta:object-count="0" meta:page-count="3" meta:paragraph-count="74" meta:word-count="463" meta:character-count="2482" meta:non-whitespace-character-count="2092"/>
  </office:meta>
</office:document-meta>
</file>